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04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Original graph edges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99813">
            <text:p>199813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68108">
            <text:p>168108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36069">
            <text:p>236069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58120">
            <text:p>258120</text:p>
          </table:table-cell>
          <table:table-cell/>
          <table:table-cell>
            <draw:frame table:end-cell-address="'Original graph edges'.N32" table:end-x="0.1335in" table:end-y="0.0839in" draw:z-index="0" draw:style-name="gr1" svg:width="8.8843in" svg:height="5.0425in" svg:x="0.1394in" svg:y="0.0004in">
              <draw:object draw:notify-on-update-of-ranges="'Original graph edges'.A1:'Original graph edges'.A21 'Original graph edges'.B1:'Original graph edges'.B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69167">
            <text:p>269167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7562">
            <text:p>257562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1200">
            <text:p>271200</text:p>
          </table:table-cell>
          <table:table-cell table:number-columns-repeated="2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05945">
            <text:p>205945</text:p>
          </table:table-cell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8034">
            <text:p>178034</text:p>
          </table:table-cell>
          <table:table-cell table:number-columns-repeated="2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08396">
            <text:p>108396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36199">
            <text:p>136199</text:p>
          </table:table-cell>
          <table:table-cell table:number-columns-repeated="2"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84754">
            <text:p>184754</text:p>
          </table:table-cell>
          <table:table-cell table:number-columns-repeated="2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1076">
            <text:p>151076</text:p>
          </table:table-cell>
          <table:table-cell table:number-columns-repeated="2"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1257">
            <text:p>101257</text:p>
          </table:table-cell>
          <table:table-cell table:number-columns-repeated="2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0471">
            <text:p>50471</text:p>
          </table:table-cell>
          <table:table-cell table:number-columns-repeated="2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1780">
            <text:p>61780</text:p>
          </table:table-cell>
          <table:table-cell table:number-columns-repeated="2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1479">
            <text:p>41479</text:p>
          </table:table-cell>
          <table:table-cell table:number-columns-repeated="2"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3103">
            <text:p>43103</text:p>
          </table:table-cell>
          <table:table-cell table:number-columns-repeated="2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789">
            <text:p>18789</text:p>
          </table:table-cell>
          <table:table-cell table:number-columns-repeated="2"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9584">
            <text:p>9584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5659">
            <text:p>65659</text:p>
          </table:table-cell>
          <table:table-cell table:number-columns-repeated="2"/>
        </table:table-row>
      </table:table>
      <table:table table:name="PETA" table:style-name="ta1" table:print="false">
        <table:table-column table:style-name="co2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82147">
            <text:p>182147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86562">
            <text:p>286562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92430">
            <text:p>292430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43960">
            <text:p>343960</text:p>
          </table:table-cell>
          <table:table-cell>
            <draw:frame table:end-cell-address="PETA.N38" table:end-x="0.2063in" table:end-y="0.1488in" draw:z-index="0" draw:style-name="gr1" svg:width="9.3783in" svg:height="6.1602in" svg:x="0.6071in" svg:y="0.0106in">
              <draw:object draw:notify-on-update-of-ranges="PETA.A1:PETA.A21 PETA.B1:PETA.B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81441">
            <text:p>281441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71832">
            <text:p>271832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3066">
            <text:p>193066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26392">
            <text:p>226392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51866">
            <text:p>151866</text:p>
          </table:table-cell>
          <table:table-cell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30647">
            <text:p>130647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4105">
            <text:p>84105</text:p>
          </table:table-cell>
          <table:table-cell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1223">
            <text:p>51223</text:p>
          </table:table-cell>
          <table:table-cell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2302">
            <text:p>62302</text:p>
          </table:table-cell>
          <table:table-cell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6995">
            <text:p>66995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1928">
            <text:p>21928</text:p>
          </table:table-cell>
          <table:table-cell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3646">
            <text:p>23646</text:p>
          </table:table-cell>
          <table:table-cell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4666">
            <text:p>24666</text:p>
          </table:table-cell>
          <table:table-cell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561">
            <text:p>8561</text:p>
          </table:table-cell>
          <table:table-cell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355">
            <text:p>32355</text:p>
          </table:table-cell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微软雅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04/19/2012</text:date>, <text:time>22:3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i Shaojiang</meta:initial-creator>
    <meta:creation-date>2012-04-19T19:41:08</meta:creation-date>
    <dc:date>2012-04-19T22:34:21</dc:date>
    <dc:creator>Cai Shaojiang</dc:creator>
    <meta:editing-duration>PT1H41M31S</meta:editing-duration>
    <meta:editing-cycles>3</meta:editing-cycles>
    <meta:generator>LibreOffice/3.3$Unix LibreOffice_project/330m19$Build-401</meta:generator>
    <meta:document-statistic meta:table-count="3" meta:cell-count="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67cm" svg:height="12.809cm" xlink:href=".." xlink:type="simple" chart:class="chart:bar" chart:style-name="ch1">
        <chart:title svg:x="8.355cm" svg:y="0.392cm" chart:style-name="ch2">
          <text:p>Length Distribution (Original)</text:p>
        </chart:title>
        <chart:plot-area chart:style-name="ch3" table:cell-range-address="'Original graph edges'.A1:'Original graph edges'.B21" chart:data-source-has-labels="column" svg:x="1.462cm" svg:y="1.939cm" svg:width="20.203cm" svg:height="9.633cm">
          <chartooo:coordinate-region svg:x="2.824cm" svg:y="2.138cm" svg:width="18.818cm" svg:height="8.787cm"/>
          <chart:axis chart:dimension="x" chart:name="primary-x" chart:style-name="ch4">
            <chart:title svg:x="10.474cm" svg:y="11.828cm" chart:style-name="ch5">
              <text:p>Length Range</text:p>
            </chart:title>
            <chart:categories table:cell-range-address="'Original graph edges'.A1:'Original graph edges'.A21"/>
          </chart:axis>
          <chart:axis chart:dimension="y" chart:name="primary-y" chart:style-name="ch6">
            <chart:title svg:x="0.451cm" svg:y="8.241cm" chart:style-name="ch7">
              <text:p>Accumulated Bases</text:p>
            </chart:title>
            <chart:grid chart:style-name="ch8" chart:class="major"/>
          </chart:axis>
          <chart:series chart:style-name="ch9" chart:values-cell-range-address="'Original graph edges'.B1:'Original graph edges'.B21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Original graph edges'.A1:'Original graph edges'.A21</svg:desc>
                </draw:g>
              </table:table-cell>
              <table:table-cell office:value-type="float" office:value="199813">
                <text:p>199813</text:p>
                <draw:g>
                  <svg:desc>'Original graph edges'.B1:'Original graph edges'.B21</svg:desc>
                </draw:g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8108">
                <text:p>16810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36069">
                <text:p>23606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58120">
                <text:p>25812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69167">
                <text:p>269167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57562">
                <text:p>257562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71200">
                <text:p>271200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205945">
                <text:p>205945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78034">
                <text:p>178034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108396">
                <text:p>108396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136199">
                <text:p>136199</text:p>
              </table:table-cell>
            </table:table-row>
            <table:table-row>
              <table:table-cell office:value-type="string">
                <text:p>5500</text:p>
              </table:table-cell>
              <table:table-cell office:value-type="float" office:value="184754">
                <text:p>184754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151076">
                <text:p>151076</text:p>
              </table:table-cell>
            </table:table-row>
            <table:table-row>
              <table:table-cell office:value-type="string">
                <text:p>6500</text:p>
              </table:table-cell>
              <table:table-cell office:value-type="float" office:value="101257">
                <text:p>101257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50471">
                <text:p>50471</text:p>
              </table:table-cell>
            </table:table-row>
            <table:table-row>
              <table:table-cell office:value-type="string">
                <text:p>7500</text:p>
              </table:table-cell>
              <table:table-cell office:value-type="float" office:value="61780">
                <text:p>61780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41479">
                <text:p>41479</text:p>
              </table:table-cell>
            </table:table-row>
            <table:table-row>
              <table:table-cell office:value-type="string">
                <text:p>8500</text:p>
              </table:table-cell>
              <table:table-cell office:value-type="float" office:value="43103">
                <text:p>43103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18789">
                <text:p>18789</text:p>
              </table:table-cell>
            </table:table-row>
            <table:table-row>
              <table:table-cell office:value-type="string">
                <text:p>9500</text:p>
              </table:table-cell>
              <table:table-cell office:value-type="float" office:value="9584">
                <text:p>9584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65659">
                <text:p>65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22cm" svg:height="15.648cm" xlink:href=".." xlink:type="simple" chart:class="chart:bar" chart:style-name="ch1">
        <chart:title svg:x="9.182cm" svg:y="0.448cm" chart:style-name="ch2">
          <text:p>Length Distribution (PETA)</text:p>
        </chart:title>
        <chart:plot-area chart:style-name="ch3" table:cell-range-address="PETA.A1:PETA.B21" chart:data-source-has-labels="column" svg:x="1.487cm" svg:y="2.163cm" svg:width="21.383cm" svg:height="12.192cm">
          <chartooo:coordinate-region svg:x="2.849cm" svg:y="2.362cm" svg:width="20.021cm" svg:height="11.346cm"/>
          <chart:axis chart:dimension="x" chart:name="primary-x" chart:style-name="ch4">
            <chart:title svg:x="11.089cm" svg:y="14.667cm" chart:style-name="ch5">
              <text:p>Length Range</text:p>
            </chart:title>
            <chart:categories table:cell-range-address="PETA.A1:PETA.A21"/>
          </chart:axis>
          <chart:axis chart:dimension="y" chart:name="primary-y" chart:style-name="ch6">
            <chart:title svg:x="0.451cm" svg:y="9.745cm" chart:style-name="ch7">
              <text:p>Accumulated Bases</text:p>
            </chart:title>
            <chart:grid chart:style-name="ch8" chart:class="major"/>
          </chart:axis>
          <chart:series chart:style-name="ch9" chart:values-cell-range-address="PETA.B1:PETA.B21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PETA.A1:PETA.A21</svg:desc>
                </draw:g>
              </table:table-cell>
              <table:table-cell office:value-type="float" office:value="182147">
                <text:p>182147</text:p>
                <draw:g>
                  <svg:desc>PETA.B1:PETA.B21</svg:desc>
                </draw:g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6562">
                <text:p>28656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92430">
                <text:p>29243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43960">
                <text:p>34396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81441">
                <text:p>281441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71832">
                <text:p>271832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93066">
                <text:p>193066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226392">
                <text:p>22639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51866">
                <text:p>151866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130647">
                <text:p>130647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84105">
                <text:p>84105</text:p>
              </table:table-cell>
            </table:table-row>
            <table:table-row>
              <table:table-cell office:value-type="string">
                <text:p>5500</text:p>
              </table:table-cell>
              <table:table-cell office:value-type="float" office:value="51223">
                <text:p>51223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62302">
                <text:p>62302</text:p>
              </table:table-cell>
            </table:table-row>
            <table:table-row>
              <table:table-cell office:value-type="string">
                <text:p>6500</text:p>
              </table:table-cell>
              <table:table-cell office:value-type="float" office:value="66995">
                <text:p>66995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21928">
                <text:p>21928</text:p>
              </table:table-cell>
            </table:table-row>
            <table:table-row>
              <table:table-cell office:value-type="string">
                <text:p>7500</text:p>
              </table:table-cell>
              <table:table-cell office:value-type="float" office:value="23646">
                <text:p>23646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24666">
                <text:p>24666</text:p>
              </table:table-cell>
            </table:table-row>
            <table:table-row>
              <table:table-cell office:value-type="string">
                <text:p>8500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32355">
                <text:p>32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